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eb020" officeooo:paragraph-rsid="001eb020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eb020" officeooo:paragraph-rsid="001eb020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eb020" officeooo:paragraph-rsid="00290dc3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03d47" officeooo:paragraph-rsid="00203d47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03d47" officeooo:paragraph-rsid="0023e5ef"/>
    </style:style>
    <style:style style:name="P6" style:family="paragraph" style:parent-style-name="Standard" style:list-style-name="L1">
      <style:paragraph-properties fo:text-align="justify" style:justify-single-word="false"/>
      <style:text-properties style:text-underline-style="solid" style:text-underline-width="auto" style:text-underline-color="font-color" officeooo:rsid="00203d47" officeooo:paragraph-rsid="00203d47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eb020" officeooo:paragraph-rsid="001eb020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22d64" officeooo:paragraph-rsid="00222d64"/>
    </style:style>
    <style:style style:name="P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3e5ef" officeooo:paragraph-rsid="0023e5ef"/>
    </style:style>
    <style:style style:name="P1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405bb" officeooo:paragraph-rsid="002405bb"/>
    </style:style>
    <style:style style:name="P1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58988" officeooo:paragraph-rsid="00258988"/>
    </style:style>
    <style:style style:name="P1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90dc3" officeooo:paragraph-rsid="00290dc3"/>
    </style:style>
    <style:style style:name="P1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9994a" officeooo:paragraph-rsid="0029994a"/>
    </style:style>
    <style:style style:name="P1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a6b97" officeooo:paragraph-rsid="002a6b97"/>
    </style:style>
    <style:style style:name="P1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d4710" officeooo:paragraph-rsid="002d4710"/>
    </style:style>
    <style:style style:name="P1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ee4c2" officeooo:paragraph-rsid="002ee4c2"/>
    </style:style>
    <style:style style:name="P1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f3aab" officeooo:paragraph-rsid="002f3aab"/>
    </style:style>
    <style:style style:name="P18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2f3aab" officeooo:paragraph-rsid="002f3aab"/>
    </style:style>
    <style:style style:name="P1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f4012" officeooo:paragraph-rsid="002f4012"/>
    </style:style>
    <style:style style:name="P20" style:family="paragraph" style:parent-style-name="Standard">
      <style:paragraph-properties fo:text-align="justify" style:justify-single-word="false"/>
      <style:text-properties style:text-underline-style="none" officeooo:rsid="00203d47" officeooo:paragraph-rsid="00203d47"/>
    </style:style>
    <style:style style:name="P21" style:family="paragraph" style:parent-style-name="Standard" style:list-style-name="L2">
      <style:paragraph-properties fo:text-align="justify" style:justify-single-word="false"/>
      <style:text-properties style:text-underline-style="none" officeooo:rsid="0020a1d7" officeooo:paragraph-rsid="0020a1d7"/>
    </style:style>
    <style:style style:name="P22" style:family="paragraph" style:parent-style-name="Standard">
      <style:paragraph-properties fo:text-align="justify" style:justify-single-word="false"/>
      <style:text-properties style:text-underline-style="none" officeooo:rsid="0020a1d7" officeooo:paragraph-rsid="0020a1d7"/>
    </style:style>
    <style:style style:name="P23" style:family="paragraph" style:parent-style-name="Standard">
      <style:paragraph-properties fo:text-align="justify" style:justify-single-word="false"/>
      <style:text-properties officeooo:paragraph-rsid="00258988"/>
    </style:style>
    <style:style style:name="P24" style:family="paragraph" style:parent-style-name="Standard">
      <style:paragraph-properties fo:text-align="justify" style:justify-single-word="false"/>
      <style:text-properties officeooo:paragraph-rsid="0024f3d1"/>
    </style:style>
    <style:style style:name="P25" style:family="paragraph" style:parent-style-name="Standard">
      <style:paragraph-properties fo:text-align="justify" style:justify-single-word="false"/>
      <style:text-properties officeooo:paragraph-rsid="002d4710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03d47"/>
    </style:style>
    <style:style style:name="T3" style:family="text">
      <style:text-properties style:text-underline-style="none" officeooo:rsid="0023e5ef"/>
    </style:style>
    <style:style style:name="T4" style:family="text">
      <style:text-properties style:text-underline-style="none" officeooo:rsid="0024f3d1"/>
    </style:style>
    <style:style style:name="T5" style:family="text">
      <style:text-properties style:text-underline-style="none" officeooo:rsid="00258988"/>
    </style:style>
    <style:style style:name="T6" style:family="text">
      <style:text-properties style:text-underline-style="none" officeooo:rsid="002739df"/>
    </style:style>
    <style:style style:name="T7" style:family="text">
      <style:text-properties style:text-underline-style="none" officeooo:rsid="002a6b97"/>
    </style:style>
    <style:style style:name="T8" style:family="text">
      <style:text-properties style:text-underline-style="none" officeooo:rsid="002b8525"/>
    </style:style>
    <style:style style:name="T9" style:family="text">
      <style:text-properties style:text-underline-style="none" officeooo:rsid="002d4710"/>
    </style:style>
    <style:style style:name="T10" style:family="text">
      <style:text-properties style:text-underline-style="none" officeooo:rsid="002f3aab"/>
    </style:style>
    <style:style style:name="T11" style:family="text">
      <style:text-properties style:text-underline-style="none" officeooo:rsid="002f4012"/>
    </style:style>
    <style:style style:name="T12" style:family="text">
      <style:text-properties style:text-underline-style="none" fo:font-weight="bold" officeooo:rsid="002f4012" style:font-weight-asian="bold" style:font-weight-complex="bold"/>
    </style:style>
    <style:style style:name="T13" style:family="text">
      <style:text-properties officeooo:rsid="00203d47"/>
    </style:style>
    <style:style style:name="T14" style:family="text">
      <style:text-properties officeooo:rsid="0023e5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Funcionamiento de la aplicación de creación de Dashboards</text:p>
      <text:p text:style-name="P1"><text:span text:style-name="T1"/></text:p>
      <text:p text:style-name="P1"><text:span text:style-name="T1"/></text:p>
      <text:p text:style-name="P2"><text:span text:style-name="T1">La aplicación tiene como objetivo la creación de dashboards genéricos que se puedan utilizar en proyectos de páginas web.</text:span></text:p>
      <text:p text:style-name="P2"><text:span text:style-name="T1"/></text:p>
      <text:p text:style-name="P2"><text:span text:style-name="T1">Una vez se haya accedido a la </text:span><text:span text:style-name="T2">aplicación se visualizará un menú lateral y un </text:span><text:span text:style-name="T3">panel vacío</text:span><text:span text:style-name="T2">.</text:span></text:p>
      <text:p text:style-name="P4"><text:span text:style-name="T1">El menú lateral contiene las herramientas y funcionalidades para editar el dashboard.</text:span></text:p>
      <text:p text:style-name="P5"><text:span text:style-name="T1">El </text:span><text:span text:style-name="T3">panel vacío</text:span><text:span text:style-name="T1"> es donde aparecerá el dashboard conforme se vaya editando.</text:span></text:p>
      <text:p text:style-name="P5"><text:span text:style-name="T1"/></text:p>
      <text:p text:style-name="P11">Aspectos a tener en cuenta</text:p>
      <text:p text:style-name="P11"><text:span text:style-name="T1"/></text:p>
      <text:p text:style-name="P23"><text:span text:style-name="T5">Como se puede apreciar cuando el cursor del ratón pasa por encima de las celdas del dashboard estos resaltan y esto es útil a la hora de seleccionarlas.</text:span></text:p>
      <text:p text:style-name="P11"><text:span text:style-name="T1">Cuando se clica en una celda resaltada, si previamente se ha clicado en el botón ‘Columna’ de la ventana del editor, </text:span><text:span text:style-name="T6">se selecciona la columna únicamente. Es decir, esa celda. Pero si previamente se ha clicado en el botón ‘Fila’ entonces se selecciona toda la fila, es decir, esa celda y todas las demás en la misma fila.</text:span></text:p>
      <text:p text:style-name="P11"><text:span text:style-name="T6"/></text:p>
      <text:p text:style-name="P12"><text:span text:style-name="T6">P</text:span><text:span text:style-name="T1">ara eliminar una fila o columna se realiza la selección de la fila o la columna como se indica previamente y se usa el shortcut Ctrl + supr.</text:span></text:p>
      <text:p text:style-name="P12"><text:span text:style-name="T1"/></text:p>
      <text:p text:style-name="P14"><text:span text:style-name="T1">La introducción de imágenes en las celdas tiene una finalidad puramente visual, estas no se guardarán con el dashboard.</text:span></text:p>
      <text:p text:style-name="P11"><text:span text:style-name="T6"/></text:p>
      <text:p text:style-name="P3"><text:span text:style-name="T13">S</text:span>hortcuts</text:p>
      <text:p text:style-name="P3"><text:span text:style-name="T1"/></text:p>
      <text:p text:style-name="P3"><text:span text:style-name="T1">Ctrl + m → Se abre la ventana del Editor</text:span></text:p>
      <text:p text:style-name="P3"><text:span text:style-name="T1"/></text:p>
      <text:p text:style-name="P3"><text:span text:style-name="T6">Ctrl + supr → Eliminar columna o fila</text:span></text:p>
      <text:p text:style-name="P3"><text:span text:style-name="T6"/></text:p>
      <text:p text:style-name="P12">Opciones</text:p>
      <text:p text:style-name="P4"><text:span text:style-name="T1"/></text:p>
      <text:p text:style-name="P4"><text:span text:style-name="T1">Opciones del menú lateral:</text:span></text:p>
      <text:list xml:id="list2213494466" text:style-name="L1">
        <text:list-item>
          <text:p text:style-name="P6"><text:span text:style-name="T1">Botón de logout.</text:span></text:p>
        </text:list-item>
        <text:list-item>
          <text:p text:style-name="P6"><text:span text:style-name="T1">3 radio buttons:</text:span></text:p>
          <text:list>
            <text:list-item>
              <text:p text:style-name="P6"><text:span text:style-name="T1">Crear dashboard.</text:span></text:p>
            </text:list-item>
            <text:list-item>
              <text:p text:style-name="P6"><text:span text:style-name="T1">Actualizar dashboard.</text:span></text:p>
            </text:list-item>
            <text:list-item>
              <text:p text:style-name="P6"><text:span text:style-name="T1">Eliminar dashboard.</text:span></text:p>
            </text:list-item>
          </text:list>
        </text:list-item>
        <text:list-item>
          <text:p text:style-name="P6"><text:span text:style-name="T1">Input text + boton buscar</text:span></text:p>
        </text:list-item>
        <text:list-item>
          <text:p text:style-name="P6"><text:span text:style-name="T1">Botón para abrir la ventana editor.</text:span></text:p>
        </text:list-item>
        <text:list-item>
          <text:p text:style-name="P6"><text:span text:style-name="T1">Botón para guardar los cambios.</text:span></text:p>
        </text:list-item>
        <text:list-item>
          <text:p text:style-name="P6"><text:span text:style-name="T1">Distintas imágenes que son elementos draggable y droppable.</text:span></text:p>
        </text:list-item>
      </text:list>
      <text:p text:style-name="P2"><text:span text:style-name="T1"/></text:p>
      <text:p text:style-name="P20">Opciones de la ventana editor:</text:p>
      <text:list xml:id="list4027390663" text:style-name="L2">
        <text:list-item>
          <text:p text:style-name="P21">Botones de selección de columna o fila.</text:p>
        </text:list-item>
        <text:list-item>
          <text:p text:style-name="P21">2 inputtext para introducir el número de filas y de columnas.</text:p>
        </text:list-item>
        <text:list-item>
          <text:p text:style-name="P21">3 inputtext para introducir el número de columnas que ocupa la anchura.</text:p>
        </text:list-item>
        <text:list-item>
          <text:p text:style-name="P21">Botón sidebar para desplegar el menú lateral.</text:p>
        </text:list-item>
        <text:list-item>
          <text:p text:style-name="P21">Botón reset para volver al estado inicial de panel <text:span text:style-name="T14">vacío</text:span>.</text:p>
        </text:list-item>
        <text:list-item>
          <text:p text:style-name="P21">Botón back para volver al estado anterior del dashboard.</text:p>
        </text:list-item>
        <text:list-item>
          <text:p text:style-name="P21">Botón finalizar para cerrar la ventana editor.</text:p>
        </text:list-item>
      </text:list>
      <text:p text:style-name="P22"><text:soft-page-break/></text:p>
      <text:p text:style-name="P8">Crear dashboard</text:p>
      <text:p text:style-name="P8"><text:span text:style-name="T1"/></text:p>
      <text:p text:style-name="P9"><text:span text:style-name="T1">Para crear un dashboard lo primero que hay que hacer es </text:span><text:span text:style-name="T8">seleccionar la opción ‘Crear dashboard’ y </text:span><text:span text:style-name="T1">dar un click de ratón en cualquier zona del panel vacío.</text:span></text:p>
      <text:p text:style-name="P10"><text:span text:style-name="T1">Después si escribe el número de columnas y de filas que se quiere introducir y se clica ‘Aceptar’. Recuerda que las filas siempre contienen a las columnas, por lo que si se introducen 2 filas y 1 columna se crearán 2 filas de 1 columna cada una.</text:span></text:p>
      <text:p text:style-name="P10"><text:span text:style-name="T1"/></text:p>
      <text:p text:style-name="P10"><text:span text:style-name="T1">Introducir más filas y columnas.</text:span></text:p>
      <text:p text:style-name="P10"><text:span text:style-name="T1"/></text:p>
      <text:p text:style-name="P10"><text:span text:style-name="T1">Una vez existen las primeras filas y columnas del dashboard, se pueden introducir más filas y columnas de la siguiente manera: Se clica en el botón columna y después se clica sobre el elemento </text:span><text:span text:style-name="T4">resaltado</text:span><text:span text:style-name="T1"> en el que se van a introducir nuevas filas y columnas. Recuerda si no has clicado sobre el botón ‘columna’ el programa no sabrá que elemento quieres seleccionar. </text:span></text:p>
      <text:p text:style-name="P10"><text:span text:style-name="T1">Después se escribe el número de columnas y de filas a introducir y se clica ‘Aceptar’.</text:span></text:p>
      <text:p text:style-name="P10"><text:span text:style-name="T1"/></text:p>
      <text:p text:style-name="P10"><text:span text:style-name="T1">Introducir columnas en filas.</text:span></text:p>
      <text:p text:style-name="P10"><text:span text:style-name="T1"/></text:p>
      <text:p text:style-name="P24"><text:span text:style-name="T4">También se pueden añadir nuevas columnas a las ya existentes en una fila. Para ello, se clica en el botón ‘Fila’ y se clica sobre el elemento resaltado en el que se van a añadir las columnas.</text:span></text:p>
      <text:p text:style-name="P24"><text:span text:style-name="T4">Después se escribe sólo el número de columnas a introducir y se clica ‘Aceptar’. </text:span></text:p>
      <text:p text:style-name="P10"><text:span text:style-name="T1"/></text:p>
      <text:p text:style-name="P10"><text:span text:style-name="T1">Dar anchura a las columnas.</text:span></text:p>
      <text:p text:style-name="P10"><text:span text:style-name="T1"/></text:p>
      <text:p text:style-name="P13"><text:span text:style-name="T1">En Bootstrapt las columnas pueden ocupar un máximo de 12 columnas y pueden ser reajustables según el tamaño de la pantalla del dispositivo.</text:span></text:p>
      <text:p text:style-name="P13"><text:span text:style-name="T1">En la ventana del editor se introducen el número de columnas de ancho que va a ocupar una columna para cada tamaño de pantalla. Recuerda que en este paso también se debe aplicar la selección de columna.</text:span></text:p>
      <text:p text:style-name="P10"><text:span text:style-name="T1"/></text:p>
      <text:p text:style-name="P10"><text:span text:style-name="T1">Introducir y borrar imágenes.</text:span></text:p>
      <text:p text:style-name="P10"><text:span text:style-name="T1"/></text:p>
      <text:p text:style-name="P13"><text:span text:style-name="T1">Dentro de cada celda se pueden distinguir dos emoticonos: una flecha y una papelera. </text:span></text:p>
      <text:p text:style-name="P13"><text:span text:style-name="T1">Clicando sobre la flecha se abre una ventana modal que contiene un menú de pestaña y en cada una de ellas se despliegan las imágenes de los elementos que se pueden introducir en las celdas del dashboard. </text:span><text:span text:style-name="T7">Si se clica sobre una de ellas, esta se introduce en la celda correspondiente y la ventana modal se cierra automáticamente.</text:span></text:p>
      <text:p text:style-name="P14"><text:span text:style-name="T1">Clicando sobre la papelera se abre una ventana modal para aceptar o cancelar la eliminación de la imagen.</text:span></text:p>
      <text:p text:style-name="P16"><text:span text:style-name="T1">Cuando ha terminado el proceso de creación, </text:span><text:span text:style-name="T9">se clica en el botón ‘Guardar cambios’ </text:span><text:span text:style-name="T1">y </text:span><text:span text:style-name="T9">aparece una ventana modal </text:span><text:span text:style-name="T1">donde </text:span><text:span text:style-name="T10">se escribe el id y el nombre del dashboard. Después se clica ‘Aceptar’ o ‘Cancelar’. El dashboard se guarda en base de datos. </text:span><text:span text:style-name="T11">Esta es la opción </text:span><text:span text:style-name="T12">recomendada</text:span><text:span text:style-name="T11">.</text:span></text:p>
      <text:p text:style-name="P16"><text:span text:style-name="T10"/></text:p>
      <text:p text:style-name="P19"><text:span text:style-name="T10">O</text:span><text:span text:style-name="T1">tra alternativa consiste en arrastrar y soltar los elementos del menú lateral dentro de las celdas. Para eliminar la imagen se debe realizar doble click de ratón sobre ella.</text:span></text:p>
      <text:p text:style-name="P19"><text:span text:style-name="T1"/></text:p>
      <text:p text:style-name="P19"><text:span text:style-name="T1">En ambos casos se podrá introducir más de una imagen dentro de la misma celda.</text:span></text:p>
      <text:p text:style-name="P8"><text:span text:style-name="T1"/></text:p>
      <text:p text:style-name="P8">Actualizar dashboard</text:p>
      <text:p text:style-name="P8"><text:span text:style-name="T1"/></text:p>
      <text:p text:style-name="P15"><text:soft-page-break/><text:span text:style-name="T1">Para actualizar un dashboard primero se selecciona la opción ‘Actualizar dashboard’ y se introduce el nombre de un dashboard existente.</text:span></text:p>
      <text:p text:style-name="P15"><text:span text:style-name="T1">Se clica buscar y el dashboard aparece en el panel vacío. Después se abre el editor y se puede empezar a editar. Cuando se ha terminado de editar, se clica en el botón ‘Guardar cambios’ y aparece una ventana modal para aceptar o cancelar la actualización del dashboard. Esta acción sobreescribirá el dashboard en base de datos.</text:span></text:p>
      <text:p text:style-name="P8"><text:span text:style-name="T1"/></text:p>
      <text:p text:style-name="P8">Eliminar dashboard</text:p>
      <text:p text:style-name="P8"><text:span text:style-name="T1"/></text:p>
      <text:p text:style-name="P25"><text:span text:style-name="T9">Para eliminar un dashboard primero se selecciona la opción ‘Eliminar dashboard’ y se introduce el nombre de un dashboard existente.</text:span></text:p>
      <text:p text:style-name="P15"><text:span text:style-name="T1">Se clica buscar y el dashboard aparece en el panel vacío. Después se clica en el botón ‘Guardar cambios’ y aparece una ventana modal para aceptar o cancelar la eliminación del dashboard.</text:span></text:p>
      <text:p text:style-name="P8"><text:span text:style-name="T1"/></text:p>
      <text:p text:style-name="P15">Errores</text:p>
      <text:p text:style-name="P15"><text:span text:style-name="T1"/></text:p>
      <text:p text:style-name="P17"><text:span text:style-name="T1">Los error que pueden saltar son los siguientes:</text:span></text:p>
      <text:list xml:id="list883028738" text:style-name="L3">
        <text:list-item>
          <text:p text:style-name="P18"><text:span text:style-name="T1">Si se busca un dashboard por un nombre no válido.</text:span></text:p>
        </text:list-item>
        <text:list-item>
          <text:p text:style-name="P18"><text:span text:style-name="T1">Si se guarda un dashboard con un id o nombre ya existentes en base de datos.</text:span></text:p>
        </text:list-item>
        <text:list-item>
          <text:p text:style-name="P18"><text:span text:style-name="T1">Si se guarda un dashboard vacío, es decir, sin contenido.</text:span></text:p>
        </text:list-item>
      </text:list>
      <text:p text:style-name="P17"><text:span text:style-name="T1"/></text:p>
      <text:p text:style-name="P17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6T08:42:55.550049230</meta:creation-date>
    <dc:date>2023-04-26T09:54:21.162351376</dc:date>
    <meta:editing-duration>PT1H9M59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3" meta:paragraph-count="62" meta:word-count="998" meta:character-count="5655" meta:non-whitespace-character-count="4735"/>
  </office:meta>
</office:document-meta>
</file>